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paragraph-properties fo:background-color="transparent">
        <style:background-image/>
      </style:paragraph-properties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0">deleting an owner of a room leaves their named calendar.</text:p>
      <text:p text:style-name="P10">Going to 'Room' and then saving will at least rename it.</text:p>
      <text:p text:style-name="P10">Use Signal for Person delete to update room</text:p>
      <text:p text:style-name="P7"/>
      <text:p text:style-name="P9">events die? </text:p>
      <text:p text:style-name="P7"><text:tab/>Run celery worker and scheduler to check</text:p>
      <text:p text:style-name="P7"/>
      <text:p text:style-name="P7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2">-When editing availabilities, no date can be submitted – though nothing happens</text:p>
      <text:p text:style-name="P12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><text:soft-page-break/></text:p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23:01:58.82</dc:date>
    <dc:creator>Trevor Pierson</dc:creator>
    <meta:editing-duration>P12DT14H34M59S</meta:editing-duration>
    <meta:editing-cycles>227</meta:editing-cycles>
    <meta:generator>OpenOffice/4.1.13$Win32 OpenOffice.org_project/4113m1$Build-9810</meta:generator>
    <meta:document-statistic meta:table-count="0" meta:image-count="0" meta:object-count="0" meta:page-count="4" meta:paragraph-count="67" meta:word-count="524" meta:character-count="3252"/>
  </office:meta>
</office:document-meta>
</file>